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1.753cm"/>
    </style:style>
    <style:style style:name="co3" style:family="table-column">
      <style:table-column-properties fo:break-before="auto" style:column-width="1.785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2.8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en" fo:country="US"/>
    </style:style>
    <style:style style:name="ce3" style:family="table-cell" style:parent-style-name="Default" style:data-style-name="N10"/>
    <style:style style:name="ce4" style:family="table-cell" style:parent-style-name="Default" style:data-style-name="N10">
      <style:text-properties fo:color="#c9211e"/>
    </style:style>
    <style:style style:name="ce5" style:family="table-cell" style:parent-style-name="Default" style:data-style-name="N10">
      <style:text-properties fo:color="#00b000" fo:font-weight="bold" style:font-weight-asian="bold" style:font-weight-complex="bold"/>
    </style:style>
    <style:style style:name="ce6" style:family="table-cell" style:parent-style-name="Default" style:data-style-name="N10">
      <style:text-properties fo:color="#00b000"/>
    </style:style>
    <style:style style:name="ce7" style:family="table-cell" style:parent-style-name="Default" style:data-style-name="N10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4"/>
        <table:table-row table:style-name="ro1">
          <table:table-cell table:style-name="ce1" office:value-type="string" calcext:value-type="string" table:number-columns-spanned="1" table:number-rows-spanned="2">
            <text:p>Modell</text:p>
          </table:table-cell>
          <table:table-cell table:style-name="ce1" office:value-type="string" calcext:value-type="string" table:number-columns-spanned="2" table:number-rows-spanned="1">
            <text:p>Biomasse </text:p>
          </table:table-cell>
          <table:covered-table-cell/>
          <table:table-cell table:style-name="ce2" office:value-type="string" calcext:value-type="string" table:number-columns-spanned="2" table:number-rows-spanned="1">
            <text:p>Reactions with Unbounded Flux</text:p>
          </table:table-cell>
          <table:covered-table-cell table:style-name="Default"/>
        </table:table-row>
        <table:table-row table:style-name="ro1">
          <table:covered-table-cell/>
          <table:table-cell office:value-type="string" calcext:value-type="string">
            <text:p>vorher</text:p>
          </table:table-cell>
          <table:table-cell office:value-type="string" calcext:value-type="string">
            <text:p>nachher</text:p>
          </table:table-cell>
          <table:table-cell table:style-name="Default" office:value-type="string" calcext:value-type="string">
            <text:p>vorher</text:p>
          </table:table-cell>
          <table:table-cell table:style-name="Default" office:value-type="string" calcext:value-type="string">
            <text:p>nachher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percentage" office:value="0.51" calcext:value-type="percentage">
            <text:p>51 %</text:p>
          </table:table-cell>
          <table:table-cell office:value-type="percentage" office:value="0.63" calcext:value-type="percentage">
            <text:p>63 %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percentage" office:value="0.54" calcext:value-type="percentage">
            <text:p>54 %</text:p>
          </table:table-cell>
          <table:table-cell table:style-name="ce5" office:value-type="percentage" office:value="0.36" calcext:value-type="percentage">
            <text:p>36 %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percentage" office:value="0.37" calcext:value-type="percentage">
            <text:p>37 %</text:p>
          </table:table-cell>
          <table:table-cell table:style-name="ce6" office:value-type="percentage" office:value="0.34" calcext:value-type="percentage">
            <text:p>34 %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percentage" office:value="0.69" calcext:value-type="percentage">
            <text:p>69 %</text:p>
          </table:table-cell>
          <table:table-cell table:style-name="ce5" office:value-type="percentage" office:value="0.47" calcext:value-type="percentage">
            <text:p>47 %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percentage" office:value="0.43" calcext:value-type="percentage">
            <text:p>43 %</text:p>
          </table:table-cell>
          <table:table-cell office:value-type="percentage" office:value="0.6" calcext:value-type="percentage">
            <text:p>60 %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percentage" office:value="0.45" calcext:value-type="percentage">
            <text:p>45 %</text:p>
          </table:table-cell>
          <table:table-cell table:style-name="ce7" office:value-type="percentage" office:value="0.78" calcext:value-type="percentage">
            <text:p>78 %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percentage" office:value="0.53" calcext:value-type="percentage">
            <text:p>53 %</text:p>
          </table:table-cell>
          <table:table-cell office:value-type="percentage" office:value="0.64" calcext:value-type="percentage">
            <text:p>64 %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Höhere Prozentzahl bedeutet hier schlechter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5:32:24.927511988</meta:creation-date>
    <dc:date>2025-05-30T15:59:22.777289038</dc:date>
    <meta:editing-duration>PT16M42S</meta:editing-duration>
    <meta:editing-cycles>1</meta:editing-cycles>
    <meta:document-statistic meta:table-count="1" meta:cell-count="43" meta:object-count="0"/>
    <meta:generator>LibreOffice/7.3.7.2$Linux_X86_64 LibreOffice_project/30$Build-2</meta:generator>
  </office:meta>
</office:document-meta>
</file>